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43.39mm"/>
    </style:style>
    <style:style style:name="co2" style:family="table-column">
      <style:table-column-properties fo:break-before="auto" style:column-width="30.8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1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1 kata</text:p>
          </table:table-cell>
          <table:table-cell table:style-name="ce1" office:value-type="string" calcext:value-type="string">
            <text:p>2 kata</text:p>
          </table:table-cell>
          <table:table-cell table:style-name="ce1" office:value-type="string" calcext:value-type="string">
            <text:p>3 kata</text:p>
          </table:table-cell>
          <table:table-cell table:style-name="ce1" office:value-type="string" calcext:value-type="string">
            <text:p>4 kata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satu</text:p>
          </table:table-cell>
          <table:table-cell table:number-matrix-columns-spanned="1" table:number-matrix-rows-spanned="9" table:formula="of:=IFERROR(INDEX([.$A$2:.$A$10];SMALL(IF(LEN([.$A$2:.$A$10])-LEN(SUBSTITUTE([.$A$2:.$A$10];&quot; &quot;;&quot;&quot;))=COLUMN()-2;ROW([.A2:.A10])-1;&quot;&quot;);ROW()-1));&quot;&quot;)" office:value-type="string" office:string-value="satu" calcext:value-type="string">
            <text:p>satu</text:p>
          </table:table-cell>
          <table:table-cell table:number-matrix-columns-spanned="1" table:number-matrix-rows-spanned="9" table:formula="of:=IFERROR(INDEX([.$A$2:.$A$10];SMALL(IF(LEN([.$A$2:.$A$10])-LEN(SUBSTITUTE([.$A$2:.$A$10];&quot; &quot;;&quot;&quot;))=COLUMN()-2;ROW([.B2:.B10])-1;&quot;&quot;);ROW()-1));&quot;&quot;)" office:value-type="string" office:string-value="dua kata" calcext:value-type="string">
            <text:p>dua kata</text:p>
          </table:table-cell>
          <table:table-cell table:number-matrix-columns-spanned="1" table:number-matrix-rows-spanned="9" table:formula="of:=IFERROR(INDEX([.$A$2:.$A$10];SMALL(IF(LEN([.$A$2:.$A$10])-LEN(SUBSTITUTE([.$A$2:.$A$10];&quot; &quot;;&quot;&quot;))=COLUMN()-2;ROW([.C2:.C10])-1;&quot;&quot;);ROW()-1));&quot;&quot;)" office:value-type="string" office:string-value="tiga kata kata" calcext:value-type="string">
            <text:p>tiga kata kata</text:p>
          </table:table-cell>
          <table:table-cell table:number-matrix-columns-spanned="1" table:number-matrix-rows-spanned="9" table:formula="of:=IFERROR(INDEX([.$A$2:.$A$10];SMALL(IF(LEN([.$A$2:.$A$10])-LEN(SUBSTITUTE([.$A$2:.$A$10];&quot; &quot;;&quot;&quot;))=COLUMN()-2;ROW([.D2:.D10])-1;&quot;&quot;);ROW()-1));&quot;&quot;)" office:value-type="string" office:string-value="empat lagi katakan kata" calcext:value-type="string">
            <text:p>empat lagi katakan k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a kata</text:p>
          </table:table-cell>
          <table:table-cell office:value-type="string" office:string-value="dua" calcext:value-type="string">
            <text:p>dua</text:p>
          </table:table-cell>
          <table:table-cell office:value-type="string" office:string-value="tiga tiga" calcext:value-type="string">
            <text:p>tiga tiga</text:p>
          </table:table-cell>
          <table:table-cell office:value-type="string" office:string-value="dua dua saja" calcext:value-type="string">
            <text:p>dua dua saja</text:p>
          </table:table-cell>
          <table:table-cell>
            <text:p/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ga kata kata</text:p>
          </table:table-cell>
          <table:table-cell office:value-type="string" office:string-value="one" calcext:value-type="string">
            <text:p>one</text:p>
          </table:table-cell>
          <table:table-cell office:value-type="string" office:string-value="long text" calcext:value-type="string">
            <text:p>long text</text:p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mpat lagi katakan kat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ga tig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ua dua saj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n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ng tex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Rumus pada B2:B10</text:p>
          </table:table-cell>
          <table:table-cell table:formula="of:=FORMULA([.B2])" office:value-type="string" office:string-value="{=IFERROR(INDEX($A$2:$A$10;SMALL(IF(LEN($A$2:$A$10)-LEN(SUBSTITUTE($A$2:$A$10;&quot; &quot;;&quot;&quot;))=COLUMN()-2;ROW(A2:A10)-1;&quot;&quot;);ROW()-1));&quot;&quot;)}" calcext:value-type="string">
            <text:p>{=IFERROR(INDEX($A$2:$A$10;SMALL(IF(LEN($A$2:$A$10)-LEN(SUBSTITUTE($A$2:$A$10;" ";""))=COLUMN()-2;ROW(A2:A10)-1;"");ROW()-1));"")}</text:p>
          </table:table-cell>
          <table:table-cell table:number-columns-repeated="1022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4" number:language="id" number:country="ID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4P0"/>
    </number:number-style>
    <number:number-style style:name="N10105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5" number:language="id" number:country="ID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6" number:language="id" number:country="ID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7" number:language="id" number:country="ID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7P0"/>
    </number:number-style>
    <number:date-style style:name="N10108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0109" number:language="id" number:country="ID">
      <number:day number:style="long"/>
      <number:text>-</number:text>
      <number:month number:textual="true"/>
    </number:date-style>
    <number:date-style style:name="N10110" number:language="id" number:country="ID">
      <number:month number:textual="true"/>
      <number:text>-</number:text>
      <number:year/>
    </number:date-style>
    <number:time-style style:name="N10111" number:language="id" number:country="ID">
      <number:hours/>
      <number:text>:</number:text>
      <number:minutes number:style="long"/>
      <number:text> </number:text>
      <number:am-pm/>
    </number:time-style>
    <number:time-style style:name="N10112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d" number:country="ID">
      <number:hours/>
      <number:text>:</number:text>
      <number:minutes number:style="long"/>
    </number:time-style>
    <number:time-style style:name="N10114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0115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16" number:language="id" number:country="ID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17" number:language="id" number:country="ID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18" number:language="id" number:country="ID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19" number:language="id" number:country="ID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id" number:country="ID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d" number:country="ID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0P2" style:volatile="true" number:language="id" number:country="ID">
      <loext:text> </loext:text>
      <loext:fill-character> </loext:fill-character>
      <number:text>- </number:text>
    </number:number-style>
    <number:text-style style:name="N10120" number:language="id" number:country="ID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d" number:country="ID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d" number:country="ID">
      <loext:text> R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1P2" style:volatile="true" number:language="id" number:country="ID">
      <loext:text> Rp</loext:text>
      <loext:fill-character> </loext:fill-character>
      <number:text>- </number:text>
    </number:number-style>
    <number:text-style style:name="N10121" number:language="id" number:country="ID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d" number:country="ID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d" number:country="ID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2P2" style:volatile="true" number:language="id" number:country="ID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d" number:country="ID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d" number:country="ID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d" number:country="ID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3P2" style:volatile="true" number:language="id" number:country="ID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d" number:country="ID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hon Doe</meta:initial-creator>
    <meta:creation-date>2018-03-23T07:18:26</meta:creation-date>
    <dc:date>2018-04-06T10:52:48.177484933</dc:date>
    <meta:generator>LibreOffice/6.0.2.1$Linux_X86_64 LibreOffice_project/00m0$Build-1</meta:generator>
    <meta:editing-duration>PT7M40S</meta:editing-duration>
    <meta:editing-cycles>1</meta:editing-cycles>
    <meta:document-statistic meta:table-count="1" meta:cell-count="52" meta:object-count="0"/>
    <meta:user-defined meta:name="AppVersion">15.0300</meta:user-defined>
    <meta:user-defined meta:name="Company">MK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